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lfaen" svg:font-family="Sylfaen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ylfaen" officeooo:rsid="0006791f" officeooo:paragraph-rsid="0006791f"/>
    </style:style>
    <style:style style:name="P2" style:family="paragraph" style:parent-style-name="Standard">
      <style:paragraph-properties fo:text-align="center" style:justify-single-word="false"/>
      <style:text-properties style:font-name="Sylfaen" fo:font-size="26pt" style:text-underline-style="solid" style:text-underline-width="auto" style:text-underline-color="font-color" fo:font-weight="bold" officeooo:rsid="000b8273" officeooo:paragraph-rsid="000b8273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Sylfaen" officeooo:rsid="000b8273" officeooo:paragraph-rsid="000b8273"/>
    </style:style>
    <style:style style:name="P4" style:family="paragraph" style:parent-style-name="Standard">
      <style:paragraph-properties fo:text-align="justify" style:justify-single-word="false"/>
      <style:text-properties style:font-name="Sylfaen" officeooo:rsid="000e5e48" officeooo:paragraph-rsid="0006791f"/>
    </style:style>
    <style:style style:name="P5" style:family="paragraph" style:parent-style-name="Standard">
      <style:paragraph-properties fo:text-align="justify" style:justify-single-word="false"/>
      <style:text-properties style:font-name="Sylfaen" officeooo:paragraph-rsid="00146485"/>
    </style:style>
    <style:style style:name="P6" style:family="paragraph" style:parent-style-name="Standard">
      <style:paragraph-properties fo:text-align="justify" style:justify-single-word="false"/>
      <style:text-properties style:font-name="Sylfaen" officeooo:rsid="0009346e" officeooo:paragraph-rsid="0015cfe4"/>
    </style:style>
    <style:style style:name="P7" style:family="paragraph" style:parent-style-name="Standard">
      <style:paragraph-properties fo:text-align="justify" style:justify-single-word="false"/>
      <style:text-properties style:font-name="Sylfaen" officeooo:rsid="0009346e" officeooo:paragraph-rsid="0009346e"/>
    </style:style>
    <style:style style:name="P8" style:family="paragraph" style:parent-style-name="Standard">
      <style:paragraph-properties fo:text-align="justify" style:justify-single-word="false"/>
      <style:text-properties style:font-name="Sylfaen" officeooo:rsid="0009346e" officeooo:paragraph-rsid="0017a76e"/>
    </style:style>
    <style:style style:name="P9" style:family="paragraph" style:parent-style-name="Standard">
      <style:paragraph-properties fo:text-align="justify" style:justify-single-word="false"/>
      <style:text-properties style:font-name="Sylfaen" officeooo:rsid="0009346e" officeooo:paragraph-rsid="001fc2bf"/>
    </style:style>
    <style:style style:name="P10" style:family="paragraph" style:parent-style-name="Standard">
      <style:paragraph-properties fo:text-align="justify" style:justify-single-word="false"/>
      <style:text-properties style:font-name="Sylfaen" officeooo:rsid="0009346e" officeooo:paragraph-rsid="00200422"/>
    </style:style>
    <style:style style:name="P11" style:family="paragraph" style:parent-style-name="Standard">
      <style:paragraph-properties fo:text-align="justify" style:justify-single-word="false"/>
      <style:text-properties style:font-name="Sylfaen" fo:font-size="12pt" style:text-underline-style="none" officeooo:rsid="00200422" officeooo:paragraph-rsid="0021d03f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Sylfaen" officeooo:rsid="0015cfe4" officeooo:paragraph-rsid="0015cfe4"/>
    </style:style>
    <style:style style:name="P13" style:family="paragraph" style:parent-style-name="Standard">
      <style:paragraph-properties fo:text-align="justify" style:justify-single-word="false"/>
      <style:text-properties style:font-name="Sylfaen" style:text-underline-style="none" officeooo:rsid="0006791f" officeooo:paragraph-rsid="0006791f"/>
    </style:style>
    <style:style style:name="P14" style:family="paragraph" style:parent-style-name="Standard">
      <style:paragraph-properties fo:text-align="justify" style:justify-single-word="false"/>
      <style:text-properties style:font-name="Sylfaen" officeooo:rsid="0017e5d4" officeooo:paragraph-rsid="0017e5d4"/>
    </style:style>
    <style:style style:name="P15" style:family="paragraph" style:parent-style-name="Standard">
      <style:paragraph-properties fo:text-align="justify" style:justify-single-word="false"/>
      <style:text-properties style:font-name="Sylfaen" officeooo:rsid="001bda13" officeooo:paragraph-rsid="001bda13"/>
    </style:style>
    <style:style style:name="P16" style:family="paragraph" style:parent-style-name="Standard">
      <style:paragraph-properties fo:text-align="justify" style:justify-single-word="false"/>
      <style:text-properties officeooo:rsid="0009346e" officeooo:paragraph-rsid="0017a76e"/>
    </style:style>
    <style:style style:name="P17" style:family="paragraph" style:parent-style-name="Standard">
      <style:paragraph-properties fo:text-align="justify" style:justify-single-word="false"/>
      <style:text-properties style:font-name="Sylfaen" fo:font-size="22pt" style:text-underline-style="solid" style:text-underline-width="auto" style:text-underline-color="font-color" fo:font-weight="normal" officeooo:rsid="0017a76e" officeooo:paragraph-rsid="0015cfe4" style:font-size-asian="22pt" style:font-weight-asian="normal" style:font-size-complex="2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Sylfaen" fo:font-size="22pt" style:text-underline-style="solid" style:text-underline-width="auto" style:text-underline-color="font-color" fo:font-weight="normal" officeooo:rsid="0009346e" officeooo:paragraph-rsid="0009346e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Sylfaen" fo:font-size="22pt" style:text-underline-style="solid" style:text-underline-width="auto" style:text-underline-color="font-color" fo:font-weight="normal" officeooo:rsid="0009346e" officeooo:paragraph-rsid="001fc2bf" style:font-size-asian="22pt" style:font-weight-asian="normal" style:font-size-complex="2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Sylfaen" fo:font-size="22pt" style:text-underline-style="solid" style:text-underline-width="auto" style:text-underline-color="font-color" officeooo:rsid="000f6078" officeooo:paragraph-rsid="00146485" style:font-size-asian="22pt" style:font-size-complex="22pt"/>
    </style:style>
    <style:style style:name="P21" style:family="paragraph" style:parent-style-name="Standard">
      <style:paragraph-properties fo:text-align="justify" style:justify-single-word="false"/>
      <style:text-properties style:font-name="Sylfaen" fo:font-size="12pt" style:text-underline-style="solid" style:text-underline-width="auto" style:text-underline-color="font-color" fo:font-weight="normal" officeooo:rsid="0009346e" officeooo:paragraph-rsid="001fc2bf" style:font-size-asian="10.5pt" style:font-weight-asian="normal" style:font-size-complex="12pt" style:font-weight-complex="normal"/>
    </style:style>
    <style:style style:name="T1" style:family="text">
      <style:text-properties officeooo:rsid="000cb023"/>
    </style:style>
    <style:style style:name="T2" style:family="text">
      <style:text-properties officeooo:rsid="00146485"/>
    </style:style>
    <style:style style:name="T3" style:family="text">
      <style:text-properties style:text-underline-style="solid" style:text-underline-width="auto" style:text-underline-color="font-color" officeooo:rsid="0017a76e"/>
    </style:style>
    <style:style style:name="T4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text-underline-style="solid" style:text-underline-width="auto" style:text-underline-color="font-color" fo:font-weight="normal" officeooo:rsid="0017a76e" style:font-size-asian="22pt" style:font-weight-asian="normal" style:font-size-complex="22pt" style:font-weight-complex="normal"/>
    </style:style>
    <style:style style:name="T6" style:family="text">
      <style:text-properties fo:font-size="22pt" style:text-underline-style="solid" style:text-underline-width="auto" style:text-underline-color="font-color" fo:font-weight="normal" officeooo:rsid="001fc2bf" style:font-size-asian="22pt" style:font-weight-asian="normal" style:font-size-complex="22pt" style:font-weight-complex="normal"/>
    </style:style>
    <style:style style:name="T7" style:family="text">
      <style:text-properties fo:font-size="22pt" style:text-underline-style="solid" style:text-underline-width="auto" style:text-underline-color="font-color" fo:font-weight="normal" officeooo:rsid="00200422" style:font-size-asian="22pt" style:font-weight-asian="normal" style:font-size-complex="22pt" style:font-weight-complex="normal"/>
    </style:style>
    <style:style style:name="T8" style:family="text">
      <style:text-properties fo:font-size="22pt" style:text-underline-style="solid" style:text-underline-width="auto" style:text-underline-color="font-color" officeooo:rsid="000f6078" style:font-size-asian="22pt" style:font-size-complex="22pt"/>
    </style:style>
    <style:style style:name="T9" style:family="text">
      <style:text-properties fo:font-size="22pt" style:text-underline-style="none" officeooo:rsid="000f6078" style:font-size-asian="22pt" style:font-size-complex="22pt"/>
    </style:style>
    <style:style style:name="T10" style:family="text">
      <style:text-properties officeooo:rsid="0015cfe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d03f" style:font-weight-asian="normal" style:font-weight-complex="normal"/>
    </style:style>
    <style:style style:name="T13" style:family="text">
      <style:text-properties officeooo:rsid="0017a76e"/>
    </style:style>
    <style:style style:name="T14" style:family="text">
      <style:text-properties style:font-name="Sylfaen"/>
    </style:style>
    <style:style style:name="T15" style:family="text">
      <style:text-properties style:font-name="Sylfaen" fo:font-weight="bold" officeooo:rsid="0017a76e" style:font-weight-asian="bold" style:font-weight-complex="bold"/>
    </style:style>
    <style:style style:name="T16" style:family="text">
      <style:text-properties style:text-underline-style="none" officeooo:rsid="0017a76e"/>
    </style:style>
    <style:style style:name="T17" style:family="text">
      <style:text-properties fo:font-weight="bold" officeooo:rsid="0017a76e" style:font-weight-asian="bold" style:font-weight-complex="bold"/>
    </style:style>
    <style:style style:name="T18" style:family="text">
      <style:text-properties officeooo:rsid="0019d098"/>
    </style:style>
    <style:style style:name="T19" style:family="text">
      <style:text-properties officeooo:rsid="001c99b7"/>
    </style:style>
    <style:style style:name="T20" style:family="text">
      <style:text-properties officeooo:rsid="001d6ed9"/>
    </style:style>
    <style:style style:name="T2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17a76e" style:font-size-asian="10.5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17e5d4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Problème d</text:span>es chantiers : Gestion de la pollution sonore des chantiers.</text:p>
      <text:p text:style-name="P3"/>
      <text:p text:style-name="P4"/>
      <text:p text:style-name="P14">Après de nombreux mois de travaux bruyants proches de chez moi, j’ai <text:span text:style-name="T20">chercher à</text:span> <text:span text:style-name="T20">connaître et reconnaître l’impact que cette activité peut avoir sur les riverains</text:span>. Effectivement, j’ai trouvé <text:span text:style-name="T18">important d’étudier </text:span><text:span text:style-name="T19">comment gérer au mieux cette activité au regard du voisinage proche.</text:span></text:p>
      <text:p text:style-name="P15"><text:span text:style-name="T20">Ce protéger du bruit, et devenu un objectif environnemental important qui s’exprime par une politique axée sur une meilleure gestion de la pollution sonore </text:span><text:span text:style-name="T19">souvent utilisée. C</text:span><text:span text:style-name="T20">ependant, c</text:span><text:span text:style-name="T19">et</text:span><text:span text:style-name="T20">te</text:span><text:span text:style-name="T19"> étude </text:span><text:span text:style-name="T20">sur les ondes </text:span><text:span text:style-name="T19">prouve que le problème peut être résolu directement sur l’origine.</text:span></text:p>
      <text:p text:style-name="P17"/>
      <text:p text:style-name="P6"><text:span text:style-name="T5">Positionnement thématique</text:span><text:span text:style-name="T4"> :</text:span></text:p>
      <text:p text:style-name="P12"><text:span text:style-name="T21"><text:tab/>Physique </text:span><text:span text:style-name="T22">(Ondes) ; Informatique (Informatique pratique) ; Physique (</text:span><text:span text:style-name="T23">Mécanique)</text:span></text:p>
      <text:p text:style-name="P20"/>
      <text:p text:style-name="P5"><text:span text:style-name="T8">Mots clefs </text:span><text:span text:style-name="T9">:</text:span></text:p>
      <text:p text:style-name="P5"><text:span text:style-name="T16"><text:tab/></text:span><text:span text:style-name="T3">Français :</text:span><text:span text:style-name="T16"> </text:span><text:span text:style-name="T10">Réglementations</text:span>, <text:span text:style-name="T10">Engins de chantier</text:span>, <text:span text:style-name="T10">Pollution sonore</text:span>, <text:span text:style-name="T2">I</text:span>solations <text:span text:style-name="T2">sonore</text:span>, <text:span text:style-name="T2">Chantiers</text:span></text:p>
      <text:p text:style-name="P13"/>
      <text:p text:style-name="P12"><text:span text:style-name="T16"><text:tab/></text:span><text:span text:style-name="T3">Anglais :</text:span><text:span text:style-name="T13"> </text:span>Regulations, Construction machinery, Noise pollution, Sound insulation, Worksite</text:p>
      <text:p text:style-name="P18"/>
      <text:p text:style-name="P9"><text:span text:style-name="T4">Bibliographie </text:span><text:span text:style-name="T6">commentée </text:span><text:span text:style-name="T4">:</text:span></text:p>
      <text:p text:style-name="P21"/>
      <text:p text:style-name="P19"/>
      <text:p text:style-name="P10"><text:span text:style-name="T7">Problématique retenue</text:span><text:span text:style-name="T4"> :</text:span></text:p>
      <text:p text:style-name="P11"><text:span text:style-name="T11">Les chantiers sont sources de nuisances </text:span><text:span text:style-name="T12">sonores</text:span><text:span text:style-name="T11"> qui dépendent de facteurs différents : </text:span><text:span text:style-name="T12">type d’engin utilisé, leur nombre et autres</text:span><text:span text:style-name="T11">. Il est alors nécessaire de comprendre lesquels et également de modéliser un exemple pour déterminer une résolution satisfaisante </text:span><text:span text:style-name="T12">à ces</text:span><text:span text:style-name="T11"> nuisances.</text:span></text:p>
      <text:p text:style-name="P19"/>
      <text:p text:style-name="P18">Bibliographie :</text:p>
      <text:p text:style-name="P7"><text:span text:style-name="T17">[1]</text:span><text:span text:style-name="T13"> </text:span>https://dumas.ccsd.cnrs.fr/dumas-01147491/document</text:p>
      <text:p text:style-name="P8"><text:span text:style-name="T17">[2] </text:span>https://hal.archives-ouvertes.fr/hal-01373747/file/rap_1987_cresson_010.pdf</text:p>
      <text:p text:style-name="P16"><text:span text:style-name="T15">[3] </text:span><text:a xlink:type="simple" xlink:href="https://www.lagazettedescommunes.com/229215/chantiers-limiter-les-nuisances-sonores/" text:style-name="Internet_20_link" text:visited-style-name="Visited_20_Internet_20_Link"><text:span text:style-name="T14">https://www.lagazettedescommunes.com/229215/chantiers-limiter-les-nuisances-sonores/</text:span></text:a></text:p>
      <text:p text:style-name="P8"><text:soft-page-break/><text:span text:style-name="T17">[4] </text:span>https://www.geotechnique-journal.org/articles/geotech/pdf/2008/04/geotech2008125p19.pd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lfaen" svg:font-family="Sylfae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6:25:29.484330931</meta:creation-date>
    <dc:date>2023-01-18T19:26:37.014000000</dc:date>
    <meta:editing-duration>PT23H55M56S</meta:editing-duration>
    <meta:editing-cycles>10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16" meta:word-count="188" meta:character-count="1581" meta:non-whitespace-character-count="1406"/>
  </office:meta>
</office:document-meta>
</file>